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000000200514488C4FA1C310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GurbaniBoliLite" svg:font-family="GurbaniBoliLite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16.5pt" officeooo:rsid="0012bc8c" officeooo:paragraph-rsid="001e21bc" style:font-size-asian="16.5pt" style:font-size-complex="16.5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GurbaniBoliLite" fo:font-size="41pt" style:font-size-asian="41pt" style:font-size-complex="41pt"/>
    </style:style>
    <style:style style:name="P4" style:family="paragraph">
      <style:paragraph-properties fo:text-align="start"/>
      <style:text-properties fo:font-size="11.8999996185303pt" style:font-size-asian="11.8999996185303pt" style:font-size-complex="11.8999996185303p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939393" style:font-name="GurbaniBoliLite" fo:font-size="11.8999996185303pt" style:font-size-asian="11.8999996185303pt" style:font-size-complex="11.8999996185303pt"/>
    </style:style>
    <style:style style:name="T1" style:family="text">
      <style:text-properties style:font-name="GurbaniBoliLite" fo:font-size="41pt" style:font-size-asian="41pt" style:font-size-complex="41pt"/>
    </style:style>
    <style:style style:name="T2" style:family="text">
      <style:text-properties fo:color="#939393" style:font-name="GurbaniBoliLite" fo:font-size="11.8999996185303pt" style:font-size-asian="11.8999996185303pt" style:font-size-complex="11.8999996185303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835in" style:run-through="foreground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19i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paragraph" svg:x="0.3228in" svg:y="0.2134in" svg:width="1.5in" svg:height="1.5in" draw:z-index="1"><draw:image xlink:href="Pictures/100002010000020000000200514488C4FA1C3106.png" xlink:type="simple" xlink:show="embed" xlink:actuate="onLoad" loext:mime-type="image/png"/></draw:frame><draw:g text:anchor-type="paragraph" draw:z-index="0" draw:style-name="gr1"><draw:frame draw:name="Shape1" draw:style-name="gr2" draw:text-style-name="P3" svg:width="3.6024in" svg:height="0.6835in" svg:x="1.85in" svg:y="0.45in"><draw:text-box><text:p text:style-name="P2"><text:span text:style-name="T1">ElectronMail</text:span></text:p></draw:text-box></draw:frame><draw:frame draw:name="Shape2" draw:style-name="gr3" draw:text-style-name="P5" svg:width="3.5004in" svg:height="0.2323in" svg:x="1.8882in" svg:y="1.1402in"><draw:text-box><text:p text:style-name="P4"><text:span text:style-name="T2">Enhanced ProtonMail Desktop Experience</text:span></text:p></draw:text-box></draw:frame></draw:g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GurbaniBoliLite" svg:font-family="GurbaniBoliLite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3T14:39:21.981508119</meta:creation-date>
    <dc:date>2020-01-23T19:47:03.626244334</dc:date>
    <meta:editing-duration>PT35M7S</meta:editing-duration>
    <meta:editing-cycles>34</meta:editing-cycles>
    <meta:generator>LibreOffice/6.3.4.2.0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